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rsid="000a25fe" officeooo:paragraph-rsid="000a25fe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0e85a5" officeooo:paragraph-rsid="000e85a5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1301d7" officeooo:paragraph-rsid="001301d7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rsid="000c809c" officeooo:paragraph-rsid="000c809c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rsid="000e7f66" officeooo:paragraph-rsid="000e7f66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1472dc" officeooo:paragraph-rsid="001472dc" style:font-size-asian="12pt" style:font-size-complex="12pt"/>
    </style:style>
    <style:style style:name="P7" style:family="paragraph" style:parent-style-name="Preformatted_20_Text">
      <style:text-properties style:font-name="Times New Roman" fo:font-size="12pt" officeooo:rsid="00174ae6" officeooo:paragraph-rsid="00174ae6" style:font-size-asian="12pt" style:font-size-complex="12pt"/>
    </style:style>
    <style:style style:name="P8" style:family="paragraph" style:parent-style-name="Preformatted_20_Text">
      <style:text-properties style:font-name="Times New Roman" fo:font-size="12pt" officeooo:rsid="00177570" officeooo:paragraph-rsid="00177570" style:font-size-asian="12pt" style:font-size-complex="12pt"/>
    </style:style>
    <style:style style:name="P9" style:family="paragraph" style:parent-style-name="Preformatted_20_Text">
      <style:text-properties style:font-name="Times New Roman" fo:font-size="12pt" officeooo:rsid="0018b955" officeooo:paragraph-rsid="0018b955" style:font-size-asian="12pt" style:font-size-complex="12pt"/>
    </style:style>
    <style:style style:name="P10" style:family="paragraph" style:parent-style-name="Preformatted_20_Text">
      <style:text-properties style:font-name="Times New Roman" fo:font-size="12pt" officeooo:rsid="001a98cb" officeooo:paragraph-rsid="001a98cb" style:font-size-asian="12pt" style:font-size-complex="12pt"/>
    </style:style>
    <style:style style:name="P11" style:family="paragraph" style:parent-style-name="Preformatted_20_Text">
      <style:text-properties style:font-name="Times New Roman" fo:font-size="12pt" officeooo:rsid="001aca2c" officeooo:paragraph-rsid="001aca2c" style:font-size-asian="12pt" style:font-size-complex="12pt"/>
    </style:style>
    <style:style style:name="P12" style:family="paragraph" style:parent-style-name="Preformatted_20_Text">
      <style:text-properties style:font-name="Times New Roman" fo:font-size="12pt" officeooo:rsid="001fb7e3" officeooo:paragraph-rsid="001fb7e3" style:font-size-asian="12pt" style:font-size-complex="12pt"/>
    </style:style>
    <style:style style:name="P13" style:family="paragraph" style:parent-style-name="Preformatted_20_Text">
      <style:text-properties style:font-name="Times New Roman" fo:font-size="12pt" officeooo:rsid="00203706" officeooo:paragraph-rsid="00203706" style:font-size-asian="12pt" style:font-size-complex="12pt"/>
    </style:style>
    <style:style style:name="P14" style:family="paragraph" style:parent-style-name="Preformatted_20_Text">
      <style:text-properties style:font-name="Times New Roman" fo:font-size="12pt" officeooo:rsid="0020f6c4" officeooo:paragraph-rsid="0020f6c4" style:font-size-asian="12pt" style:font-size-complex="12pt"/>
    </style:style>
    <style:style style:name="P15" style:family="paragraph" style:parent-style-name="Preformatted_20_Text">
      <style:text-properties style:font-name="Times New Roman" fo:font-size="12pt" officeooo:rsid="0021737e" officeooo:paragraph-rsid="0021737e" style:font-size-asian="12pt" style:font-size-complex="12pt"/>
    </style:style>
    <style:style style:name="P16" style:family="paragraph" style:parent-style-name="Preformatted_20_Text">
      <style:text-properties style:font-name="Times New Roman" fo:font-size="12pt" officeooo:rsid="002268b9" officeooo:paragraph-rsid="002268b9" style:font-size-asian="12pt" style:font-size-complex="12pt"/>
    </style:style>
    <style:style style:name="P17" style:family="paragraph" style:parent-style-name="Preformatted_20_Text">
      <style:text-properties style:font-name="Times New Roman" fo:font-size="12pt" officeooo:rsid="0024f2ff" officeooo:paragraph-rsid="0024f2ff" style:font-size-asian="12pt" style:font-size-complex="12pt"/>
    </style:style>
    <style:style style:name="P18" style:family="paragraph" style:parent-style-name="Preformatted_20_Text">
      <style:text-properties style:font-name="Times New Roman" fo:font-size="12pt" officeooo:rsid="00270d5a" officeooo:paragraph-rsid="00270d5a" style:font-size-asian="12pt" style:font-size-complex="12pt"/>
    </style:style>
    <style:style style:name="P19" style:family="paragraph" style:parent-style-name="Preformatted_20_Text">
      <style:text-properties style:font-name="Times New Roman" fo:font-size="12pt" officeooo:rsid="002746e9" officeooo:paragraph-rsid="002746e9" style:font-size-asian="12pt" style:font-size-complex="12pt"/>
    </style:style>
    <style:style style:name="P20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font-name="Times New Roman" fo:font-size="12pt" officeooo:rsid="00258bfd" officeooo:paragraph-rsid="00258bfd" style:font-size-asian="12pt" style:font-size-complex="12pt"/>
    </style:style>
    <style:style style:name="P21" style:family="paragraph" style:parent-style-name="Preformatted_20_Text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font-name="Times New Roman" fo:font-size="12pt" officeooo:rsid="00270d5a" officeooo:paragraph-rsid="00270d5a" style:font-size-asian="12pt" style:font-size-complex="12pt"/>
    </style:style>
    <style:style style:name="T1" style:family="text">
      <style:text-properties officeooo:rsid="000e7f66"/>
    </style:style>
    <style:style style:name="T2" style:family="text">
      <style:text-properties officeooo:rsid="00102c58"/>
    </style:style>
    <style:style style:name="T3" style:family="text">
      <style:text-properties officeooo:rsid="001c448b"/>
    </style:style>
    <style:style style:name="T4" style:family="text">
      <style:text-properties officeooo:rsid="0022756c"/>
    </style:style>
    <style:style style:name="T5" style:family="text">
      <style:text-properties officeooo:rsid="0024f2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8</text:span>.</text:p>
      <text:p text:style-name="P2">les bals de société</text:p>
      <text:p text:style-name="P3">se frayer un chemin</text:p>
      <text:p text:style-name="P2">Mon père n’en avait pas l’<text:span text:style-name="T2">habitude</text:span></text:p>
      <text:p text:style-name="P1">On y était curieux du monde, on y avait la passion des huîtres.</text:p>
      <text:p text:style-name="P4">Je ne vais pas dans ce genre de chose..</text:p>
      <text:p text:style-name="P4"/>
      <text:p text:style-name="P5">9.</text:p>
      <text:p text:style-name="P6">quelque chose d’envoûtant 十分迷人的</text:p>
      <text:p text:style-name="P6"/>
      <text:p text:style-name="P7">1<text:span text:style-name="T5">1</text:span>.</text:p>
      <text:p text:style-name="P7">Il balayait les convenances d’un air naturel.</text:p>
      <text:p text:style-name="P8">Il ne critiquait pas la façon dont les autres vivaient.</text:p>
      <text:p text:style-name="P9">La religion étais faite pour les esprits faibles.</text:p>
      <text:p text:style-name="P9">Elle mettait les propos qui la dérangeaient sur le compte de sa personnalité non conventionnelle.</text:p>
      <text:p text:style-name="P10">La pertinence de ce qu’elle disait n’avait rien à voir pour lui avec le fait qu’elle n’ait pas fait d’études.</text:p>
      <text:p text:style-name="P11">En dépit de : <text:span text:style-name="T3">Il dressait une liste de gens instruits qui étaient des imbéciles , en dépit de leur position publique élevée.</text:span></text:p>
      <text:p text:style-name="P12"/>
      <text:p text:style-name="P13">1<text:span text:style-name="T5">2</text:span>.</text:p>
      <text:p text:style-name="P14">pleurer à chaudes larmes</text:p>
      <text:p text:style-name="P14">c’était la première fois qu’elle entendait ça.</text:p>
      <text:p text:style-name="P15">battre un cil</text:p>
      <text:p text:style-name="P16">Elle avait un sourire doux. Mais jamais naïf. <text:span text:style-name="T4">Son visage était pétillants, mobiles, mais fragiles, petits, cassés.</text:span></text:p>
      <text:p text:style-name="P16"/>
      <text:p text:style-name="P17">13.</text:p>
      <text:p text:style-name="P20">Je n’ai jamais connu ça.</text:p>
      <text:p text:style-name="P21">Ce moment, où je te donne la main. Ce moment précis, le moment lui-même. Où je glisse ma main dans la tienne. Cet instant-là. C’est un tel plaisir. Ces quelques secondes. Ahhhh… C’est merveilleux.</text:p>
      <text:p text:style-name="P18"/>
      <text:p text:style-name="P19">14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0:05:05.651729816</dc:date>
    <meta:editing-duration>PT21M18S</meta:editing-duration>
    <meta:editing-cycles>29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203" meta:character-count="1117" meta:non-whitespace-character-count="942"/>
  </office:meta>
</office:document-meta>
</file>